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08.06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4:.BI4])" office:value-type="float" office:value="39.75" calcext:value-type="float">
            <text:p>39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macierz kowariancji ma rozmiar 2x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prawie ok, ale co to jest “prawdopodobieństwo nie wybrania elementu z próbki testującej”? Chyba nie tak działa train_test_spl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7:.BI7])" office:value-type="float" office:value="57" calcext:value-type="float">
            <text:p>57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Dariusz R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08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9:.BI9])" office:value-type="float" office:value="56.5" calcext:value-type="float">
            <text:p>56.5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Yaroslav V. (stan na 08.06.2017)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2"/>
          <table:table-cell table:formula="of:=SUM([.B10:.BI10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ii K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1:.BI11])" office:value-type="float" office:value="79" calcext:value-type="float">
            <text:p>79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i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formula="of:=SUM([.B12:.BI12])" office:value-type="float" office:value="44" calcext:value-type="float">
            <text:p>44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o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dodać bias</text:p>
          </table:table-cell>
          <table:table-cell office:value-type="string" calcext:value-type="string">
            <text:p>do poprawy – po co jest “if percent &lt; accuracy”?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laczego w takim razie overfitting robi 100% na zbiorze <text:span text:style-name="T2">testowym</text:span><text:span text:style-name="T3">?</text:span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 poprawy rysunki</text:p>
          </table:table-cell>
          <table:table-cell office:value-type="string" calcext:value-type="string">
            <text:p>do poprawy rysunek + wyjaśnienie</text:p>
          </table:table-cell>
          <table:table-cell office:value-type="string" calcext:value-type="string">
            <text:p>do poprawy – rysunek</text:p>
          </table:table-cell>
          <table:table-cell office:value-type="string" calcext:value-type="string">
            <text:p>do poprawy – mają być dwa rysunki: pierwszy dla <text:span text:style-name="T2">10 klas</text:span><text:span text:style-name="T3"> (0-9), drugi dla </text:span><text:span text:style-name="T2">3 klas</text:span><text:span text:style-name="T3"> (6, 8, 9) + wytłumaczenie różnic</text:span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17" calcext:value-type="float">
            <text:p>17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5:20:42.947872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08T14:45:28.222507098</dc:date>
    <meta:editing-duration>PT2H18M8S</meta:editing-duration>
    <meta:editing-cycles>32</meta:editing-cycles>
    <meta:document-statistic meta:table-count="1" meta:cell-count="848" meta:object-count="0"/>
  </office:meta>
</office:document-meta>
</file>